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Type de message</text:p>
          </table:table-cell>
          <table:table-cell office:value-type="string" table:style-name="ce2">
            <text:p>Valeur transmi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</text:p>
          </table:table-cell>
          <table:table-cell office:value-type="string" table:style-name="ce2">
            <text:p>Position angulaire (rad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2">
            <text:p>Vitesse angulaire (rad/s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Niveau de batterie ( %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2">
            <text:p>Vitesse linéaire (m/s en Reel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Beta (rad en simulateur)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2">
            <text:p>Presence User</text:p>
          </table:table-cell>
          <table:table-cell office:value-type="string" table:style-name="ce2">
            <text:p>0 ou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ouple</text:p>
          </table:table-cell>
          <table:table-cell office:value-type="string" table:style-name="ce2">
            <text:p>float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Feuille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un Yang Heng</dc:creator>
    <meta:creation-date>2017-06-30T10:33:16Z</meta:creation-date>
    <dc:date>2017-09-12T15:53:01Z</dc:date>
    <meta:editing-cycles>2</meta:editing-cycles>
    <meta:editing-duration>PT3375S</meta:editing-duration>
  </office:meta>
</office:document-meta>
</file>